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cs" fo:country="CZ"/>
    </style:style>
    <style:style style:name="P2" style:family="paragraph" style:parent-style-name="Standard">
      <style:paragraph-properties fo:margin-left="2.491cm" fo:margin-right="0cm" fo:text-indent="0cm" style:auto-text-indent="false"/>
      <style:text-properties fo:language="cs" fo:country="CZ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0000" style:font-name="Times New Roman" fo:font-size="12pt" fo:language="cs" fo:country="CZ" fo:font-style="italic" style:font-name-asian="Courier New" style:font-size-asian="12pt" style:font-style-asian="italic" style:font-name-complex="Courier New" style:font-size-complex="12pt" style:font-style-complex="italic"/>
    </style:style>
    <style:style style:name="P5" style:family="paragraph" style:parent-style-name="Standard" style:list-style-name="L1">
      <style:text-properties fo:language="cs" fo:country="CZ"/>
    </style:style>
    <style:style style:name="P6" style:family="paragraph" style:parent-style-name="Standard" style:list-style-name="L2">
      <style:text-properties fo:language="cs" fo:country="CZ" fo:font-style="normal" style:font-style-asian="normal" style:font-style-complex="normal"/>
    </style:style>
    <style:style style:name="P7" style:family="paragraph" style:parent-style-name="Standard" style:list-style-name="L2">
      <style:paragraph-properties fo:margin-left="2.491cm" fo:margin-right="0cm" fo:text-indent="0cm" style:auto-text-indent="false"/>
      <style:text-properties fo:language="cs" fo:country="CZ"/>
    </style:style>
    <style:style style:name="P8" style:family="paragraph" style:parent-style-name="Standard" style:list-style-name="L2">
      <style:paragraph-properties fo:margin-left="1.245cm" fo:margin-right="0cm" fo:text-indent="0cm" style:auto-text-indent="false"/>
      <style:text-properties fo:language="en" fo:country="US" fo:font-style="italic" style:font-style-asian="italic" style:font-style-complex="italic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 style:font-style-complex="italic"/>
    </style:style>
    <style:style style:name="T3" style:family="text">
      <style:text-properties fo:color="#000000" style:font-name="Times New Roman" fo:font-size="12pt" fo:language="en" fo:country="US" fo:font-style="italic" style:font-name-asian="Courier New" style:font-size-asian="12pt" style:font-style-asian="italic" style:font-name-complex="Courier New" style:font-size-complex="12pt" style:font-style-complex="italic"/>
    </style:style>
    <style:style style:name="T4" style:family="text">
      <style:text-properties fo:color="#000000" style:font-name="Times New Roman" fo:font-size="12pt" fo:language="en" fo:country="US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0146" text:style-name="L1">
        <text:list-item>
          <text:p text:style-name="P3">Porovnávání pomoc<text:span text:style-name="T1">í for-each a rovnosti jména není ten nejlepší nápad. Zadavatel práce navrhoval použití konstrukce </text:span><text:span text:style-name="T2">(</text:span><text:bookmark text:name="select"/><text:span text:style-name="T2">select): c-&gt;select( v : T | b(v) ):: Collection(T</text:span><text:span text:style-name="T1">) </text:span></text:p>
          <text:p text:style-name="P3"><text:span text:style-name="T4">viz.</text:span><text:span text:style-name="T3"> </text:span><text:a xlink:type="simple" xlink:href="http://www.csci.csusb.edu/dick/samples/ocl.html">http://www.csci.csusb.edu/dick/samples/ocl.html</text:a><text:a xlink:type="simple" xlink:href="http://www.csci.csusb.edu/dick/samples/ocl.html"> </text:a></text:p>
          <text:p text:style-name="P4">pokud umíte OCL, je to fajn, pokud ne, asi by bylo dobré se ho naučit. Ačkoliv v transformaci nejsou zapsány některé přiřazení, stejně jsou v výsledku reference např na owningSchema z Tabulky. Toto zajišťuje právě OCL</text:p>
        </text:list-item>
        <text:list-item>
          <text:p text:style-name="P5">V transformaci není použito mapování MtoN, protože není dovymyšleno, jak vytvořit mezitabulku </text:p>
        </text:list-item>
        <text:list-item>
          <text:p text:style-name="P5">FK referencuje sloupec z cizí tabulky, toto zatím také nebylo řešeno</text:p>
        </text:list-item>
        <text:list-item>
          <text:p text:style-name="P5">PK dědí od UniqueIndex, takže obsahuje UnderlyingIndex typu Index a má odkazovat na sloupce tabulky, kterých se týká, toto také zatím chybí</text:p>
        </text:list-item>
        <text:list-item>
          <text:p text:style-name="P5">opravovat constraints po namapování na Tabulky z RDB není nejšťastnější (ale byla to nejjednodušší cesta, která se naskytla)</text:p>
        </text:list-item>
      </text:list>
      <text:p text:style-name="P1"/>
      <text:list xml:id="list33639876" text:continue-numbering="true" text:style-name="L1">
        <text:list-item>
          <text:p text:style-name="P5">zajimave konstrukty v zaslanem prikladu QVT transformace:</text:p>
        </text:list-item>
      </text:list>
      <text:p text:style-name="P1"/>
      <text:p text:style-name="P2"><text:s/>- mapping:</text:p>
      <text:p text:style-name="P2"><text:s text:c="7"/>when (omezujici podminky pro mapping)</text:p>
      <text:p text:style-name="P2"><text:s text:c="7"/>inherits (dedicnost - i nasobna)</text:p>
      <text:p text:style-name="P2"><text:s text:c="7"/>disjuncts (deklarativni vyber variant mapovani objektu)</text:p>
      <text:p text:style-name="P2"/>
      <text:p text:style-name="P2"><text:s/>- bylo by dobre vedet, co znamena init sekce mappingu a co se stane,</text:p>
      <text:p text:style-name="P2">kdyz v ramci ni zapisete do promenne result</text:p>
      <text:p text:style-name="P2"><text:s/>- explicitni instanciace objektu - konstrukt object x : Type { }</text:p>
      <text:p text:style-name="P2"><text:s/>- mozna abstract mapping</text:p>
      <text:p text:style-name="P2"><text:s/>- naucit se a taky pouzivat helper a query operace</text:p>
      <text:list xml:id="list33548850" text:style-name="L2">
        <text:list-header>
          <text:p text:style-name="P7">chapat a odlisovat map vs. Xmap</text:p>
          <text:p text:style-name="P8">//Toto je z emailu zadavatele, ne <text:span text:style-name="T1">všechny</text:span> <text:span text:style-name="T1">věci</text:span> jsou <text:span text:style-name="T1">použité</text:span> v <text:span text:style-name="T1">nynější </text:span>transformaci nebo vysvetleny v <text:span text:style-name="T1">QVT výpiscích</text:span>, bylo by dobr<text:span text:style-name="T1">é je pochopit, používat, přeci jen zadavatel je zkušenější než my...</text:span></text:p>
        </text:list-header>
        <text:list-item>
          <text:p text:style-name="P6">Implementace získání předka třídy z APP je nejméně zamyšleníhodné neřkuli špatně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05M17S</meta:editing-duration>
    <meta:editing-cycles>8</meta:editing-cycles>
    <meta:generator>OpenOffice.org/3.1$Win32 OpenOffice.org_project/310m19$Build-9420</meta:generator>
    <dc:date>2010-12-11T13:53:11.22</dc:date>
    <meta:document-statistic meta:table-count="0" meta:image-count="0" meta:object-count="0" meta:page-count="1" meta:paragraph-count="20" meta:word-count="257" meta:character-count="1646"/>
    <meta:user-defined meta:name="Info 1"/>
    <meta:user-defined meta:name="Info 2"/>
    <meta:user-defined meta:name="Info 3"/>
    <meta:user-defined meta:name="Info 4"/>
  </office:meta>
</office:document-meta>
</file>